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culatorFlow.getOperator( float a , floa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culatorFlow.doCalcula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lculatorFlow.getNumber( String name , float a , floa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lculatorFlow.sendResult( float a , float b , String op , floa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Flow.send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